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812f1" officeooo:paragraph-rsid="000812f1"/>
    </style:style>
    <style:style style:name="P2" style:family="paragraph" style:parent-style-name="Standard">
      <style:text-properties officeooo:paragraph-rsid="000812f1"/>
    </style:style>
    <style:style style:name="P3" style:family="paragraph" style:parent-style-name="Standard">
      <loext:graphic-properties draw:fill="solid" draw:fill-color="#2b2b2b"/>
      <style:paragraph-properties fo:background-color="#2b2b2b" fo:padding="0cm" fo:border="none" style:shadow="none"/>
      <style:text-properties officeooo:paragraph-rsid="000812f1"/>
    </style:style>
    <style:style style:name="P4" style:family="paragraph" style:parent-style-name="Text_20_body">
      <style:text-properties officeooo:paragraph-rsid="000812f1"/>
    </style:style>
    <style:style style:name="P5" style:family="paragraph" style:parent-style-name="Text_20_body">
      <style:text-properties officeooo:paragraph-rsid="0007125c"/>
    </style:style>
    <style:style style:name="P6" style:family="paragraph" style:parent-style-name="Title">
      <style:text-properties officeooo:rsid="0007125c" officeooo:paragraph-rsid="0007125c"/>
    </style:style>
    <style:style style:name="P7" style:family="paragraph" style:parent-style-name="Heading_20_1">
      <style:text-properties officeooo:rsid="000a8af2" officeooo:paragraph-rsid="000a8af2"/>
    </style:style>
    <style:style style:name="P8" style:family="paragraph" style:parent-style-name="Heading_20_3">
      <style:text-properties officeooo:rsid="000812f1" officeooo:paragraph-rsid="000812f1"/>
    </style:style>
    <style:style style:name="P9" style:family="paragraph" style:parent-style-name="Heading_20_4">
      <style:text-properties officeooo:rsid="000812f1" officeooo:paragraph-rsid="000812f1"/>
    </style:style>
    <style:style style:name="P10" style:family="paragraph" style:parent-style-name="Text_20_body">
      <style:text-properties officeooo:rsid="000812f1" officeooo:paragraph-rsid="000812f1"/>
    </style:style>
    <style:style style:name="P11" style:family="paragraph" style:parent-style-name="Text_20_body">
      <style:text-properties officeooo:rsid="000a8af2" officeooo:paragraph-rsid="000a8af2"/>
    </style:style>
    <style:style style:name="P12" style:family="paragraph" style:parent-style-name="Text_20_body">
      <style:text-properties officeooo:paragraph-rsid="000a8af2"/>
    </style:style>
    <style:style style:name="T1" style:family="text">
      <style:text-properties fo:color="#6a8759" loext:opacity="100%" style:font-name="JetBrains Mono" fo:font-size="10pt" fo:font-style="normal" fo:font-weight="normal" style:font-size-asian="10pt" style:font-style-asian="normal" style:font-weight-asian="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entiment Analysis</text:p>
      <text:p text:style-name="P5"/>
      <text:h text:style-name="P7" text:outline-level="1">Where is sentiment analysis performed?</text:h>
      <text:p text:style-name="P11">Within direct airline interactions. This way we can perform sentiment analysis on multi tweets, (a user responding to himself to add more info) and do not perform unnecessary sentiment ananalysis.</text:p>
      <text:p text:style-name="P11">In practice this means that sentiment analysis is stored within INTERACTIONS table for each tweet within the interaction. Instead of for each tweet within the TWEETS table. So three values of polarity and three values of subjectivity per interaction.</text:p>
      <text:p text:style-name="P12"/>
      <text:h text:style-name="Heading_20_1" text:outline-level="1">TextBlob</text:h>
      <text:p text:style-name="P1">Fast and extremely easy to setup. Results are accurate for simple sentences often used in twitter.<text:line-break/>Gives an <text:s/>subjectivity score, which can be used to find tweets for which the estimated polarity is more likely to be wrong.</text:p>
      <text:h text:style-name="P8" text:outline-level="3">Problems with TextBlob</text:h>
      <text:p text:style-name="P1">Accuracy is lacking mostly for tweets which have a negative sentiment, but are detected as neutral or positive by TextBlob.</text:p>
      <text:p text:style-name="P1"/>
      <text:p text:style-name="P1"/>
      <text:h text:style-name="P9" text:outline-level="4">Usage</text:h>
      <text:p text:style-name="P1">Requires: <text:tab/>The database with interactions table (see README)<text:line-break/><text:tab/><text:tab/>The installation of TextBlob, using conda:</text:p>
      <text:p text:style-name="P3"><text:span text:style-name="T1">$ conda install -c conda-forge textblob</text:span><text:line-break/><text:span text:style-name="T1">$ python -m textblob.download_corpora</text:span></text:p>
      <text:p text:style-name="P2"/>
      <text:p text:style-name="P1">Run Sentiment Analysis.py. It will replace the INTERACTIONS table with a new one including the analysis per tweet.</text:p>
      <text:p text:style-name="P4"><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3T21:52:15.219000000</meta:creation-date>
    <dc:date>2022-05-24T00:02:16.867000000</dc:date>
    <meta:editing-duration>PT1H19M38S</meta:editing-duration>
    <meta:editing-cycles>3</meta:editing-cycles>
    <meta:generator>LibreOffice/7.3.2.2$Windows_X86_64 LibreOffice_project/49f2b1bff42cfccbd8f788c8dc32c1c309559be0</meta:generator>
    <meta:document-statistic meta:table-count="0" meta:image-count="0" meta:object-count="0" meta:page-count="1" meta:paragraph-count="13" meta:word-count="181" meta:character-count="1179" meta:non-whitespace-character-count="1005"/>
  </office:meta>
</office:document-meta>
</file>